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4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MiB Mem free</text:p>
          </table:table-cell>
          <table:table-cell table:style-name="ce1" office:value-type="string" calcext:value-type="string">
            <text:p>MiB Swap free</text:p>
          </table:table-cell>
          <table:table-cell table:style-name="ce1" office:value-type="string" calcext:value-type="string">
            <text:p>1st working script virtual memory</text:p>
          </table:table-cell>
          <table:table-cell table:style-name="ce1" office:value-type="string" calcext:value-type="string">
            <text:p>2<text:span text:style-name="T1">nd</text:span> virtual memory</text:p>
          </table:table-cell>
          <table:table-cell table:number-columns-repeated="60"/>
        </table:table-row>
        <table:table-row table:style-name="ro2">
          <table:table-cell table:style-name="ce1" office:value-type="float" office:value="1519.9" calcext:value-type="float">
            <text:p>1519.9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52924" calcext:value-type="float">
            <text:p>52924</text:p>
          </table:table-cell>
          <table:table-cell table:style-name="ce1" office:value-type="float" office:value="52264" calcext:value-type="float">
            <text:p>52264</text:p>
          </table:table-cell>
          <table:table-cell>
            <draw:frame table:end-cell-address="Лист1.H12" table:end-x="0.3476in" table:end-y="0.0413in" draw:z-index="0" draw:name="Chart 1" draw:style-name="gr1" draw:text-style-name="P1" svg:width="3.5732in" svg:height="2.1976in" svg:x="0.1146in" svg:y="0.0539in">
              <draw:object draw:notify-on-update-of-ranges="Лист1.A1:Лист1.A1 Лист1.A2:Лист1.A38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>
            <draw:frame table:end-cell-address="Лист1.L12" table:end-x="0.1508in" table:end-y="0.0413in" draw:z-index="2" draw:name="Chart 3" draw:style-name="gr1" draw:text-style-name="P1" svg:width="3.5724in" svg:height="2.1976in" svg:x="1.0319in" svg:y="0.0539in">
              <draw:object draw:notify-on-update-of-ranges="Лист1.C1:Лист1.C1 Лист1.C2:Лист1.C38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6"/>
        </table:table-row>
        <table:table-row table:style-name="ro2">
          <table:table-cell table:style-name="ce1" office:value-type="float" office:value="1347.9" calcext:value-type="float">
            <text:p>1347.9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136216" calcext:value-type="float">
            <text:p>136216</text:p>
          </table:table-cell>
          <table:table-cell table:style-name="ce1" office:value-type="float" office:value="134632" calcext:value-type="float">
            <text:p>134632</text:p>
          </table:table-cell>
          <table:table-cell table:number-columns-repeated="60"/>
        </table:table-row>
        <table:table-row table:style-name="ro2">
          <table:table-cell table:style-name="ce1" office:value-type="float" office:value="1210.6" calcext:value-type="float">
            <text:p>1210.6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211588" calcext:value-type="float">
            <text:p>211588</text:p>
          </table:table-cell>
          <table:table-cell table:style-name="ce1" office:value-type="float" office:value="208420" calcext:value-type="float">
            <text:p>208420</text:p>
          </table:table-cell>
          <table:table-cell table:number-columns-repeated="60"/>
        </table:table-row>
        <table:table-row table:style-name="ro2">
          <table:table-cell table:style-name="ce1" office:value-type="float" office:value="1042.5" calcext:value-type="float">
            <text:p>1042.5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298048" calcext:value-type="float">
            <text:p>298048</text:p>
          </table:table-cell>
          <table:table-cell table:style-name="ce1" office:value-type="float" office:value="294484" calcext:value-type="float">
            <text:p>294484</text:p>
          </table:table-cell>
          <table:table-cell table:number-columns-repeated="60"/>
        </table:table-row>
        <table:table-row table:style-name="ro2">
          <table:table-cell table:style-name="ce1" office:value-type="float" office:value="870.7" calcext:value-type="float">
            <text:p>870.7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383980" calcext:value-type="float">
            <text:p>383980</text:p>
          </table:table-cell>
          <table:table-cell table:style-name="ce1" office:value-type="float" office:value="380152" calcext:value-type="float">
            <text:p>380152</text:p>
          </table:table-cell>
          <table:table-cell table:number-columns-repeated="60"/>
        </table:table-row>
        <table:table-row table:style-name="ro2">
          <table:table-cell table:style-name="ce1" office:value-type="float" office:value="701.4" calcext:value-type="float">
            <text:p>701.4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469912" calcext:value-type="float">
            <text:p>469912</text:p>
          </table:table-cell>
          <table:table-cell table:style-name="ce1" office:value-type="float" office:value="466348" calcext:value-type="float">
            <text:p>466348</text:p>
          </table:table-cell>
          <table:table-cell table:number-columns-repeated="60"/>
        </table:table-row>
        <table:table-row table:style-name="ro2">
          <table:table-cell table:style-name="ce1" office:value-type="float" office:value="533.1" calcext:value-type="float">
            <text:p>533.1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556504" calcext:value-type="float">
            <text:p>556504</text:p>
          </table:table-cell>
          <table:table-cell table:style-name="ce1" office:value-type="float" office:value="552016" calcext:value-type="float">
            <text:p>552016</text:p>
          </table:table-cell>
          <table:table-cell table:number-columns-repeated="60"/>
        </table:table-row>
        <table:table-row table:style-name="ro2"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643096" calcext:value-type="float">
            <text:p>643096</text:p>
          </table:table-cell>
          <table:table-cell table:style-name="ce1" office:value-type="float" office:value="637684" calcext:value-type="float">
            <text:p>637684</text:p>
          </table:table-cell>
          <table:table-cell table:number-columns-repeated="60"/>
        </table:table-row>
        <table:table-row table:style-name="ro2">
          <table:table-cell table:style-name="ce1" office:value-type="float" office:value="196.4" calcext:value-type="float">
            <text:p>196.4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729160" calcext:value-type="float">
            <text:p>729160</text:p>
          </table:table-cell>
          <table:table-cell table:style-name="ce1" office:value-type="float" office:value="724012" calcext:value-type="float">
            <text:p>724012</text:p>
          </table:table-cell>
          <table:table-cell table:number-columns-repeated="60"/>
        </table:table-row>
        <table:table-row table:style-name="ro2">
          <table:table-cell table:style-name="ce1" office:value-type="float" office:value="291.7" calcext:value-type="float">
            <text:p>291.7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815092" calcext:value-type="float">
            <text:p>815092</text:p>
          </table:table-cell>
          <table:table-cell table:style-name="ce1" office:value-type="float" office:value="810076" calcext:value-type="float">
            <text:p>810076</text:p>
          </table:table-cell>
          <table:table-cell table:number-columns-repeated="60"/>
        </table:table-row>
        <table:table-row table:style-name="ro2">
          <table:table-cell table:style-name="ce1" office:value-type="float" office:value="122.7" calcext:value-type="float">
            <text:p>122.7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901948" calcext:value-type="float">
            <text:p>901948</text:p>
          </table:table-cell>
          <table:table-cell table:style-name="ce1" office:value-type="float" office:value="895480" calcext:value-type="float">
            <text:p>895480</text:p>
          </table:table-cell>
          <table:table-cell table:number-columns-repeated="60"/>
        </table:table-row>
        <table:table-row table:style-name="ro2">
          <table:table-cell table:style-name="ce1" office:value-type="float" office:value="105.9" calcext:value-type="float">
            <text:p>105.9</text:p>
          </table:table-cell>
          <table:table-cell table:style-name="ce1" office:value-type="float" office:value="1028" calcext:value-type="float">
            <text:p>1028</text:p>
          </table:table-cell>
          <table:table-cell table:style-name="ce1" office:value-type="float" office:value="988276" calcext:value-type="float">
            <text:p>988276</text:p>
          </table:table-cell>
          <table:table-cell table:style-name="ce1" office:value-type="float" office:value="981940" calcext:value-type="float">
            <text:p>981940</text:p>
          </table:table-cell>
          <table:table-cell table:number-columns-repeated="60"/>
        </table:table-row>
        <table:table-row table:style-name="ro2"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26.4" calcext:value-type="float">
            <text:p>1026.4</text:p>
          </table:table-cell>
          <table:table-cell table:style-name="ce1" office:value-type="float" office:value="1073812" calcext:value-type="float">
            <text:p>1073812</text:p>
          </table:table-cell>
          <table:table-cell table:style-name="ce1" office:value-type="float" office:value="1066288" calcext:value-type="float">
            <text:p>1066288</text:p>
          </table:table-cell>
          <table:table-cell>
            <draw:frame table:end-cell-address="Лист1.H24" table:end-x="0.3476in" table:end-y="0.0413in" draw:z-index="1" draw:name="Chart 2" draw:style-name="gr1" draw:text-style-name="P1" svg:width="3.5732in" svg:height="2.1976in" svg:x="0.1146in" svg:y="0.3783in">
              <draw:object draw:notify-on-update-of-ranges="Лист1.B1:Лист1.B1 Лист1.B2:Лист1.B3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2"/>
          <table:table-cell>
            <draw:frame table:end-cell-address="Лист1.L24" table:end-x="0.1508in" table:end-y="0.0413in" draw:z-index="3" draw:name="Chart 4" draw:style-name="gr1" draw:text-style-name="P1" svg:width="3.5724in" svg:height="2.1976in" svg:x="1.0319in" svg:y="0.3783in">
              <draw:object draw:notify-on-update-of-ranges="Лист1.D1:Лист1.D1 Лист1.D2:Лист1.D38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6"/>
        </table:table-row>
        <table:table-row table:style-name="ro2">
          <table:table-cell table:style-name="ce1" office:value-type="float" office:value="121.7" calcext:value-type="float">
            <text:p>121.7</text:p>
          </table:table-cell>
          <table:table-cell table:style-name="ce1" office:value-type="float" office:value="1023.9" calcext:value-type="float">
            <text:p>1023.9</text:p>
          </table:table-cell>
          <table:table-cell table:style-name="ce1" office:value-type="float" office:value="1160404" calcext:value-type="float">
            <text:p>1160404</text:p>
          </table:table-cell>
          <table:table-cell table:style-name="ce1" office:value-type="float" office:value="1150900" calcext:value-type="float">
            <text:p>1150900</text:p>
          </table:table-cell>
          <table:table-cell table:number-columns-repeated="60"/>
        </table:table-row>
        <table:table-row table:style-name="ro2">
          <table:table-cell table:style-name="ce1" office:value-type="float" office:value="124.3" calcext:value-type="float">
            <text:p>124.3</text:p>
          </table:table-cell>
          <table:table-cell table:style-name="ce1" office:value-type="float" office:value="1021.9" calcext:value-type="float">
            <text:p>1021.9</text:p>
          </table:table-cell>
          <table:table-cell table:style-name="ce1" office:value-type="float" office:value="1245148" calcext:value-type="float">
            <text:p>1245148</text:p>
          </table:table-cell>
          <table:table-cell table:style-name="ce1" office:value-type="float" office:value="1235644" calcext:value-type="float">
            <text:p>1235644</text:p>
          </table:table-cell>
          <table:table-cell table:number-columns-repeated="60"/>
        </table:table-row>
        <table:table-row table:style-name="ro2">
          <table:table-cell table:style-name="ce1" office:value-type="float" office:value="109.7" calcext:value-type="float">
            <text:p>109.7</text:p>
          </table:table-cell>
          <table:table-cell table:style-name="ce1" office:value-type="float" office:value="1017.2" calcext:value-type="float">
            <text:p>1017.2</text:p>
          </table:table-cell>
          <table:table-cell table:style-name="ce1" office:value-type="float" office:value="1331080" calcext:value-type="float">
            <text:p>1331080</text:p>
          </table:table-cell>
          <table:table-cell table:style-name="ce1" office:value-type="float" office:value="1321180" calcext:value-type="float">
            <text:p>1321180</text:p>
          </table:table-cell>
          <table:table-cell table:number-columns-repeated="60"/>
        </table:table-row>
        <table:table-row table:style-name="ro2">
          <table:table-cell table:style-name="ce1" office:value-type="float" office:value="118.2" calcext:value-type="float">
            <text:p>118.2</text:p>
          </table:table-cell>
          <table:table-cell table:style-name="ce1" office:value-type="float" office:value="816.4" calcext:value-type="float">
            <text:p>816.4</text:p>
          </table:table-cell>
          <table:table-cell table:style-name="ce1" office:value-type="float" office:value="1481164" calcext:value-type="float">
            <text:p>1481164</text:p>
          </table:table-cell>
          <table:table-cell table:style-name="ce1" office:value-type="float" office:value="1469020" calcext:value-type="float">
            <text:p>1469020</text:p>
          </table:table-cell>
          <table:table-cell table:number-columns-repeated="60"/>
        </table:table-row>
        <table:table-row table:style-name="ro2">
          <table:table-cell table:style-name="ce1" office:value-type="float" office:value="118.4" calcext:value-type="float">
            <text:p>118.4</text:p>
          </table:table-cell>
          <table:table-cell table:style-name="ce1" office:value-type="float" office:value="525.7" calcext:value-type="float">
            <text:p>525.7</text:p>
          </table:table-cell>
          <table:table-cell table:style-name="ce1" office:value-type="float" office:value="1632040" calcext:value-type="float">
            <text:p>1632040</text:p>
          </table:table-cell>
          <table:table-cell table:style-name="ce1" office:value-type="float" office:value="1619236" calcext:value-type="float">
            <text:p>1619236</text:p>
          </table:table-cell>
          <table:table-cell table:number-columns-repeated="60"/>
        </table:table-row>
        <table:table-row table:style-name="ro2">
          <table:table-cell table:style-name="ce1" office:value-type="float" office:value="106.1" calcext:value-type="float">
            <text:p>106.1</text:p>
          </table:table-cell>
          <table:table-cell table:style-name="ce1" office:value-type="float" office:value="251.2" calcext:value-type="float">
            <text:p>251.2</text:p>
          </table:table-cell>
          <table:table-cell table:style-name="ce1" office:value-type="float" office:value="1808128" calcext:value-type="float">
            <text:p>1808128</text:p>
          </table:table-cell>
          <table:table-cell table:style-name="ce1" office:value-type="float" office:value="1808656" calcext:value-type="float">
            <text:p>1808656</text:p>
          </table:table-cell>
          <table:table-cell table:number-columns-repeated="60"/>
        </table:table-row>
        <table:table-row table:style-name="ro2">
          <table:table-cell table:style-name="ce1" office:value-type="float" office:value="1326.5" calcext:value-type="float">
            <text:p>1326.5</text:p>
          </table:table-cell>
          <table:table-cell table:style-name="ce1" office:value-type="float" office:value="264.4" calcext:value-type="float">
            <text:p>264.4</text:p>
          </table:table-cell>
          <table:table-cell table:style-name="ce1" office:value-type="float" office:value="2112388" calcext:value-type="float">
            <text:p>211238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" office:value-type="float" office:value="1129.9" calcext:value-type="float">
            <text:p>1129.9</text:p>
          </table:table-cell>
          <table:table-cell table:style-name="ce1" office:value-type="float" office:value="281.4" calcext:value-type="float">
            <text:p>281.4</text:p>
          </table:table-cell>
          <table:table-cell table:style-name="ce1" office:value-type="float" office:value="2198452" calcext:value-type="float">
            <text:p>21984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" office:value-type="float" office:value="1012.1" calcext:value-type="float">
            <text:p>1012.1</text:p>
          </table:table-cell>
          <table:table-cell table:style-name="ce1" office:value-type="float" office:value="292.9" calcext:value-type="float">
            <text:p>292.9</text:p>
          </table:table-cell>
          <table:table-cell table:style-name="ce1" office:value-type="float" office:value="2284780" calcext:value-type="float">
            <text:p>228478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" office:value-type="float" office:value="883.3" calcext:value-type="float">
            <text:p>883.3</text:p>
          </table:table-cell>
          <table:table-cell table:style-name="ce1" office:value-type="float" office:value="304.2" calcext:value-type="float">
            <text:p>304.2</text:p>
          </table:table-cell>
          <table:table-cell table:style-name="ce1" office:value-type="float" office:value="2371504" calcext:value-type="float">
            <text:p>237150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" office:value-type="float" office:value="791.4" calcext:value-type="float">
            <text:p>791.4</text:p>
          </table:table-cell>
          <table:table-cell table:style-name="ce1" office:value-type="float" office:value="304.2" calcext:value-type="float">
            <text:p>304.2</text:p>
          </table:table-cell>
          <table:table-cell table:style-name="ce1" office:value-type="float" office:value="2460604" calcext:value-type="float">
            <text:p>246060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" office:value-type="float" office:value="695.7" calcext:value-type="float">
            <text:p>695.7</text:p>
          </table:table-cell>
          <table:table-cell table:style-name="ce1" office:value-type="float" office:value="310.2" calcext:value-type="float">
            <text:p>310.2</text:p>
          </table:table-cell>
          <table:table-cell table:style-name="ce1" office:value-type="float" office:value="2550100" calcext:value-type="float">
            <text:p>255010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" office:value-type="float" office:value="608.6" calcext:value-type="float">
            <text:p>608.6</text:p>
          </table:table-cell>
          <table:table-cell table:style-name="ce1" office:value-type="float" office:value="310.2" calcext:value-type="float">
            <text:p>310.2</text:p>
          </table:table-cell>
          <table:table-cell table:style-name="ce1" office:value-type="float" office:value="2639860" calcext:value-type="float">
            <text:p>263986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" office:value-type="float" office:value="499.9" calcext:value-type="float">
            <text:p>499.9</text:p>
          </table:table-cell>
          <table:table-cell table:style-name="ce1" office:value-type="float" office:value="310.9" calcext:value-type="float">
            <text:p>310.9</text:p>
          </table:table-cell>
          <table:table-cell table:style-name="ce1" office:value-type="float" office:value="2729092" calcext:value-type="float">
            <text:p>272909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" office:value-type="float" office:value="406.5" calcext:value-type="float">
            <text:p>406.5</text:p>
          </table:table-cell>
          <table:table-cell table:style-name="ce1" office:value-type="float" office:value="310.9" calcext:value-type="float">
            <text:p>310.9</text:p>
          </table:table-cell>
          <table:table-cell table:style-name="ce1" office:value-type="float" office:value="2818456" calcext:value-type="float">
            <text:p>281845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" office:value-type="float" office:value="337.7" calcext:value-type="float">
            <text:p>337.7</text:p>
          </table:table-cell>
          <table:table-cell table:style-name="ce1" office:value-type="float" office:value="310.9" calcext:value-type="float">
            <text:p>310.9</text:p>
          </table:table-cell>
          <table:table-cell table:style-name="ce1" office:value-type="float" office:value="2908348" calcext:value-type="float">
            <text:p>290834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" office:value-type="float" office:value="243.7" calcext:value-type="float">
            <text:p>243.7</text:p>
          </table:table-cell>
          <table:table-cell table:style-name="ce1" office:value-type="float" office:value="311.2" calcext:value-type="float">
            <text:p>311.2</text:p>
          </table:table-cell>
          <table:table-cell table:style-name="ce1" office:value-type="float" office:value="2997844" calcext:value-type="float">
            <text:p>29978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" office:value-type="float" office:value="159.8" calcext:value-type="float">
            <text:p>159.8</text:p>
          </table:table-cell>
          <table:table-cell table:style-name="ce1" office:value-type="float" office:value="311.7" calcext:value-type="float">
            <text:p>311.7</text:p>
          </table:table-cell>
          <table:table-cell table:style-name="ce1" office:value-type="float" office:value="3085756" calcext:value-type="float">
            <text:p>3085756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" office:value-type="float" office:value="124.2" calcext:value-type="float">
            <text:p>124.2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3181852" calcext:value-type="float">
            <text:p>318185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" office:value-type="float" office:value="104.7" calcext:value-type="float">
            <text:p>104.7</text:p>
          </table:table-cell>
          <table:table-cell table:style-name="ce1" office:value-type="float" office:value="279.1" calcext:value-type="float">
            <text:p>279.1</text:p>
          </table:table-cell>
          <table:table-cell table:style-name="ce1" office:value-type="float" office:value="3273460" calcext:value-type="float">
            <text:p>3273460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" office:value-type="float" office:value="115.8" calcext:value-type="float">
            <text:p>115.8</text:p>
          </table:table-cell>
          <table:table-cell table:style-name="ce1" office:value-type="float" office:value="259.1" calcext:value-type="float">
            <text:p>259.1</text:p>
          </table:table-cell>
          <table:table-cell table:style-name="ce1" office:value-type="float" office:value="3364144" calcext:value-type="float">
            <text:p>3364144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" office:value-type="float" office:value="113.4" calcext:value-type="float">
            <text:p>113.4</text:p>
          </table:table-cell>
          <table:table-cell table:style-name="ce1" office:value-type="float" office:value="252.2" calcext:value-type="float">
            <text:p>252.2</text:p>
          </table:table-cell>
          <table:table-cell table:style-name="ce1" office:value-type="float" office:value="3455488" calcext:value-type="float">
            <text:p>3455488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95.5" calcext:value-type="float">
            <text:p>95.5</text:p>
          </table:table-cell>
          <table:table-cell table:style-name="ce1" office:value-type="float" office:value="3631972" calcext:value-type="float">
            <text:p>3631972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1" office:value-type="float" office:value="149.5" calcext:value-type="float">
            <text:p>149.5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60"/>
        </table:table-row>
        <table:table-row table:style-name="ro3" table:number-rows-repeated="104853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 style:data-style-name="N2" text:time-value="20:52:52.57463641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2-15T20:53:39.854151089</dc:date>
    <meta:editing-duration>PT48S</meta:editing-duration>
    <meta:editing-cycles>1</meta:editing-cycles>
    <meta:document-statistic meta:table-count="1" meta:cell-count="152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9.075cm" svg:height="5.583cm" xlink:href=".." xlink:type="simple" chart:class="chart:line" chart:style-name="ch1">
        <chart:legend chart:legend-position="end" svg:x="5.561cm" svg:y="2.492cm" style:legend-expansion="high" chart:style-name="ch2"/>
        <chart:plot-area chart:style-name="ch3" table:cell-range-address="Лист1.A1:Лист1.A38" chart:data-source-has-labels="row" svg:x="0.181cm" svg:y="0.111cm" svg:width="5.199cm" svg:height="5.361cm">
          <chartooo:coordinate-region svg:x="0.838cm" svg:y="0.111cm" svg:width="4.344cm" svg:height="4.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A2:Лист1.A38" chart:label-cell-address="Лист1.A1:Лист1.A1" chart:class="chart:line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B Mem free</text:p>
                <draw:g>
                  <svg:desc>Лист1.A1:Лист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19.9">
                <text:p>1519.9</text:p>
                <draw:g>
                  <svg:desc>Лист1.A2:Лист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7.9">
                <text:p>1347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10.6">
                <text:p>1210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2.5">
                <text:p>104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70.7">
                <text:p>870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1.4">
                <text:p>701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3.1">
                <text:p>533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6.4">
                <text:p>196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1.7">
                <text:p>291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2.7">
                <text:p>122.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5.9">
                <text:p>105.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1.7">
                <text:p>121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.3">
                <text:p>124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9.7">
                <text:p>109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8.2">
                <text:p>118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8.4">
                <text:p>118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6.1">
                <text:p>106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26.5">
                <text:p>1326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29.9">
                <text:p>1129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12.1">
                <text:p>1012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83.3">
                <text:p>883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91.4">
                <text:p>791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5.7">
                <text:p>695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08.6">
                <text:p>608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9.9">
                <text:p>499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6.5">
                <text:p>406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37.7">
                <text:p>337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3.7">
                <text:p>243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9.8">
                <text:p>159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4.2">
                <text:p>124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4.7">
                <text:p>104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5.8">
                <text:p>115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3.4">
                <text:p>113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8.5">
                <text:p>88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9.5">
                <text:p>149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9.075cm" svg:height="5.583cm" xlink:href=".." xlink:type="simple" chart:class="chart:line" chart:style-name="ch1">
        <chart:legend chart:legend-position="end" svg:x="5.482cm" svg:y="2.492cm" style:legend-expansion="high" chart:style-name="ch2"/>
        <chart:plot-area chart:style-name="ch3" table:cell-range-address="Лист1.B1:Лист1.B38" chart:data-source-has-labels="row" svg:x="0.181cm" svg:y="0.111cm" svg:width="5.12cm" svg:height="5.361cm">
          <chartooo:coordinate-region svg:x="0.838cm" svg:y="0.111cm" svg:width="4.262cm" svg:height="4.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38" chart:label-cell-address="Лист1.B1:Лист1.B1" chart:class="chart:line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B Swap free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28">
                <text:p>1028</text:p>
                <draw:g>
                  <svg:desc>Лист1.B2:Лист1.B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6.4">
                <text:p>1026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23.9">
                <text:p>1023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1.9">
                <text:p>1021.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7.2">
                <text:p>1017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16.4">
                <text:p>816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25.7">
                <text:p>525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1.2">
                <text:p>251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4.4">
                <text:p>264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1.4">
                <text:p>281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2.9">
                <text:p>292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4.2">
                <text:p>304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04.2">
                <text:p>304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0.2">
                <text:p>310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0.2">
                <text:p>310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0.9">
                <text:p>310.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0.9">
                <text:p>310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0.9">
                <text:p>310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1.2">
                <text:p>311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1.7">
                <text:p>311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9.1">
                <text:p>279.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9.1">
                <text:p>259.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52.2">
                <text:p>252.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.5">
                <text:p>95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9.075cm" svg:height="5.583cm" xlink:href=".." xlink:type="simple" chart:class="chart:line" chart:style-name="ch1">
        <chart:legend chart:legend-position="end" svg:x="5.032cm" svg:y="2.293cm" style:legend-expansion="high" chart:style-name="ch2"/>
        <chart:plot-area chart:style-name="ch3" table:cell-range-address="Лист1.C1:Лист1.C38" chart:data-source-has-labels="row" svg:x="0.181cm" svg:y="0.111cm" svg:width="4.67cm" svg:height="5.361cm">
          <chartooo:coordinate-region svg:x="1.578cm" svg:y="0.111cm" svg:width="3.133cm" svg:height="4.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C2:Лист1.C38" chart:label-cell-address="Лист1.C1:Лист1.C1" chart:class="chart:line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st working script virtual memory</text:p>
                <draw:g>
                  <svg:desc>Лист1.C1:Лист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924">
                <text:p>52924</text:p>
                <draw:g>
                  <svg:desc>Лист1.C2:Лист1.C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6216">
                <text:p>1362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1588">
                <text:p>211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8048">
                <text:p>2980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3980">
                <text:p>3839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9912">
                <text:p>4699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6504">
                <text:p>5565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43096">
                <text:p>6430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9160">
                <text:p>7291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5092">
                <text:p>8150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1948">
                <text:p>9019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8276">
                <text:p>9882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73812">
                <text:p>10738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60404">
                <text:p>11604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45148">
                <text:p>12451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31080">
                <text:p>13310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81164">
                <text:p>14811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32040">
                <text:p>16320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8128">
                <text:p>18081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12388">
                <text:p>21123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98452">
                <text:p>21984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84780">
                <text:p>22847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71504">
                <text:p>23715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60604">
                <text:p>24606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0100">
                <text:p>25501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39860">
                <text:p>26398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29092">
                <text:p>27290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18456">
                <text:p>281845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08348">
                <text:p>29083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97844">
                <text:p>29978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85756">
                <text:p>30857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81852">
                <text:p>31818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73460">
                <text:p>32734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64144">
                <text:p>336414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55488">
                <text:p>34554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31972">
                <text:p>36319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symbol-type="none" chart:link-data-style-to-source="true"/>
      <style:graphic-properties svg:stroke-width="0.053cm" svg:stroke-color="#4285f4" draw:fill-color="#4285f4"/>
      <style:text-properties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9.075cm" svg:height="5.583cm" xlink:href=".." xlink:type="simple" chart:class="chart:line" chart:style-name="ch1">
        <chart:legend chart:legend-position="end" svg:x="5.164cm" svg:y="2.293cm" style:legend-expansion="high" chart:style-name="ch2"/>
        <chart:plot-area chart:style-name="ch3" table:cell-range-address="Лист1.D1:Лист1.D38" chart:data-source-has-labels="row" svg:x="0.181cm" svg:y="0.111cm" svg:width="4.802cm" svg:height="5.361cm">
          <chartooo:coordinate-region svg:x="1.393cm" svg:y="0.111cm" svg:width="3.265cm" svg:height="4.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1.D2:Лист1.D38" chart:label-cell-address="Лист1.D1:Лист1.D1" chart:class="chart:line"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nd virtual memory</text:p>
                <draw:g>
                  <svg:desc>Лист1.D1:Лист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264">
                <text:p>52264</text:p>
                <draw:g>
                  <svg:desc>Лист1.D2:Лист1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632">
                <text:p>1346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8420">
                <text:p>2084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4484">
                <text:p>2944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0152">
                <text:p>3801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66348">
                <text:p>466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52016">
                <text:p>5520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37684">
                <text:p>6376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4012">
                <text:p>7240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10076">
                <text:p>8100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95480">
                <text:p>8954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81940">
                <text:p>9819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66288">
                <text:p>10662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50900">
                <text:p>11509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35644">
                <text:p>12356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21180">
                <text:p>13211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469020">
                <text:p>14690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619236">
                <text:p>16192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8656">
                <text:p>180865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